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382500001632A3F9648F.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002cm" table:align="margins" style:writing-mode="lr-tb"/>
    </style:style>
    <style:style style:name="Table1.A" style:family="table-column">
      <style:table-column-properties style:column-width="7.999cm" style:rel-column-width="32759*"/>
    </style:style>
    <style:style style:name="Table1.B" style:family="table-column">
      <style:table-column-properties style:column-width="8.003cm" style:rel-column-width="32776*"/>
    </style:style>
    <style:style style:name="Table1.A1" style:family="table-cell">
      <style:table-cell-properties fo:padding="0.097cm" fo:border="none"/>
    </style:style>
    <style:style style:name="Tabela2" style:family="table">
      <style:table-properties style:width="16.002cm" table:align="margins" style:writing-mode="lr-tb"/>
    </style:style>
    <style:style style:name="Tabela2.A" style:family="table-column">
      <style:table-column-properties style:column-width="8.001cm" style:rel-column-width="32767*"/>
    </style:style>
    <style:style style:name="Tabela2.B" style:family="table-column">
      <style:table-column-properties style:column-width="8.001cm" style:rel-column-width="32768*"/>
    </style:style>
    <style:style style:name="Tabela2.A1" style:family="table-cell">
      <style:table-cell-properties fo:padding="0.097cm" fo:border="none"/>
    </style:style>
    <style:style style:name="P1" style:family="paragraph" style:parent-style-name="Header">
      <style:paragraph-properties fo:text-align="center" style:justify-single-word="false"/>
      <style:text-properties fo:font-size="9pt" officeooo:paragraph-rsid="0026166f" style:font-size-asian="9pt" style:font-size-complex="9pt" style:font-weight-complex="bold"/>
    </style:style>
    <style:style style:name="P2" style:family="paragraph" style:parent-style-name="Header">
      <style:paragraph-properties fo:text-align="center" style:justify-single-word="false"/>
      <style:text-properties officeooo:paragraph-rsid="0026166f"/>
    </style:style>
    <style:style style:name="P3" style:family="paragraph" style:parent-style-name="Footer">
      <loext:graphic-properties draw:fill="solid" draw:fill-color="#000000"/>
      <style:paragraph-properties fo:margin-left="0cm" fo:margin-right="0.048cm" fo:text-align="center" style:justify-single-word="false" fo:text-indent="0cm" style:auto-text-indent="false" fo:background-color="#000000">
        <style:background-image/>
      </style:paragraph-properties>
      <style:text-properties officeooo:paragraph-rsid="0026166f"/>
    </style:style>
    <style:style style:name="P4" style:family="paragraph" style:parent-style-name="Frame_20_contents">
      <style:paragraph-properties fo:text-align="center" style:justify-single-word="false"/>
      <style:text-properties officeooo:paragraph-rsid="0026166f"/>
    </style:style>
    <style:style style:name="P5" style:family="paragraph" style:parent-style-name="Standard">
      <style:text-properties style:font-name="Cambria" fo:font-weight="bold" style:font-weight-asian="bold" style:font-size-complex="9pt"/>
    </style:style>
    <style:style style:name="P6" style:family="paragraph" style:parent-style-name="Standard">
      <style:paragraph-properties fo:text-align="center" style:justify-single-word="false"/>
      <style:text-properties style:font-name="Book Antiqua" fo:font-size="10pt" officeooo:paragraph-rsid="002417ae" style:font-size-asian="10pt" style:font-name-complex="Calibri1" style:font-size-complex="10pt"/>
    </style:style>
    <style:style style:name="P7" style:family="paragraph" style:parent-style-name="Standard">
      <style:paragraph-properties fo:text-align="center" style:justify-single-word="false"/>
      <style:text-properties style:font-name="Baskerville Old Face" fo:font-size="10pt" officeooo:paragraph-rsid="002417ae" style:font-size-asian="10pt" style:font-name-complex="Baskerville Old Face" style:font-size-complex="10pt"/>
    </style:style>
    <style:style style:name="P8" style:family="paragraph" style:parent-style-name="Standard">
      <style:paragraph-properties fo:text-align="center" style:justify-single-word="false"/>
      <style:text-properties officeooo:paragraph-rsid="002417ae"/>
    </style:style>
    <style:style style:name="P9" style:family="paragraph" style:parent-style-name="Standard">
      <style:paragraph-properties fo:text-align="end" style:justify-single-word="false"/>
    </style:style>
    <style:style style:name="P10" style:family="paragraph" style:parent-style-name="Standard">
      <style:text-properties style:font-name="Times New Roman"/>
    </style:style>
    <style:style style:name="P11" style:family="paragraph" style:parent-style-name="Standard">
      <style:paragraph-properties fo:text-align="justify" style:justify-single-word="false"/>
      <style:text-properties style:font-name="Times New Roman" fo:font-size="12pt" fo:font-weight="bold" style:letter-kerning="true" style:font-name-asian="Calibri2" style:font-size-asian="12pt" style:language-asian="pt" style:country-asian="BR" style:font-weight-asian="bold" style:font-name-complex="Times New Roman1" style:font-size-complex="12pt"/>
    </style:style>
    <style:style style:name="P12" style:family="paragraph" style:parent-style-name="Standard">
      <style:paragraph-properties fo:line-height="100%" fo:text-align="justify" style:justify-single-word="false"/>
      <style:text-properties style:font-name="Times New Roman" fo:font-size="12pt" officeooo:rsid="002775d3" officeooo:paragraph-rsid="002775d3" style:letter-kerning="true" style:font-name-asian="Calibri2" style:font-size-asian="12pt" style:language-asian="pt" style:country-asian="BR" style:font-name-complex="Times New Roman1" style:font-size-complex="12pt"/>
    </style:style>
    <style:style style:name="P13" style:family="paragraph" style:parent-style-name="Standard">
      <style:paragraph-properties fo:text-align="justify" style:justify-single-word="false">
        <style:tab-stops>
          <style:tab-stop style:position="0cm"/>
        </style:tab-stops>
      </style:paragraph-properties>
      <style:text-properties style:font-name="Times New Roman" style:language-asian="pt" style:country-asian="BR"/>
    </style:style>
    <style:style style:name="P14" style:family="paragraph" style:parent-style-name="Standard">
      <style:paragraph-properties fo:text-align="justify" style:justify-single-word="false"/>
      <style:text-properties style:font-name="Times New Roman" fo:font-weight="bold" style:language-asian="pt" style:country-asian="BR" style:font-weight-asian="bold" style:font-weight-complex="bold"/>
    </style:style>
    <style:style style:name="P15" style:family="paragraph" style:parent-style-name="Standard">
      <style:paragraph-properties fo:text-align="justify" style:justify-single-word="false"/>
      <style:text-properties style:font-name="Times New Roman" fo:font-weight="bold" style:font-weight-asian="bold"/>
    </style:style>
    <style:style style:name="P16" style:family="paragraph" style:parent-style-name="Standard">
      <style:paragraph-properties fo:text-align="justify" style:justify-single-word="false"/>
      <style:text-properties style:font-name="Times New Roman"/>
    </style:style>
    <style:style style:name="P17" style:family="paragraph" style:parent-style-name="Standard">
      <style:paragraph-properties fo:text-align="end" style:justify-single-word="false"/>
      <style:text-properties style:font-name="Times New Roman"/>
    </style:style>
    <style:style style:name="P18" style:family="paragraph" style:parent-style-name="Standard">
      <style:text-properties style:font-name="Times New Roman" fo:font-size="10pt" style:font-size-asian="10pt" style:font-size-complex="10pt"/>
    </style:style>
    <style:style style:name="P19" style:family="paragraph" style:parent-style-name="Standard">
      <style:text-properties style:font-name="Times New Roman" fo:font-size="11pt" fo:language="pt" fo:country="PT" fo:font-weight="bold" officeooo:paragraph-rsid="00200189" style:font-size-asian="11pt" style:font-weight-asian="bold"/>
    </style:style>
    <style:style style:name="P20" style:family="paragraph" style:parent-style-name="Standard">
      <style:text-properties style:font-name="Times New Roman" fo:font-size="6pt" style:font-size-asian="6pt" style:font-size-complex="10pt"/>
    </style:style>
    <style:style style:name="P21" style:family="paragraph" style:parent-style-name="Standard">
      <style:text-properties style:font-name="Times New Roman" fo:font-size="6pt" officeooo:paragraph-rsid="00200189" style:font-size-asian="6pt" style:font-size-complex="10pt"/>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fo:orphans="2" fo:widows="2" fo:hyphenation-ladder-count="no-limit">
        <style:tab-stops>
          <style:tab-stop style:position="0cm"/>
        </style:tab-stops>
      </style:paragraph-properties>
      <style:text-properties fo:hyphenate="true" fo:hyphenation-remain-char-count="2" fo:hyphenation-push-char-count="2"/>
    </style:style>
    <style:style style:name="P24" style:family="paragraph" style:parent-style-name="Table_20_Contents">
      <style:paragraph-properties fo:text-align="center" style:justify-single-word="false"/>
      <style:text-properties fo:font-size="8pt" officeooo:rsid="002e2c90" officeooo:paragraph-rsid="002417ae" style:font-size-asian="8pt" style:font-size-complex="8pt"/>
    </style:style>
    <style:style style:name="P25" style:family="paragraph" style:parent-style-name="Table_20_Contents">
      <style:paragraph-properties fo:text-align="center" style:justify-single-word="false"/>
      <style:text-properties officeooo:paragraph-rsid="002417ae"/>
    </style:style>
    <style:style style:name="P26" style:family="paragraph" style:parent-style-name="Table_20_Contents">
      <style:paragraph-properties fo:text-align="center" style:justify-single-word="false"/>
      <style:text-properties officeooo:rsid="00217ecf" officeooo:paragraph-rsid="00200189"/>
    </style:style>
    <style:style style:name="P27" style:family="paragraph" style:parent-style-name="Table_20_Contents">
      <style:paragraph-properties fo:text-align="center" style:justify-single-word="false"/>
      <style:text-properties officeooo:rsid="001f1562" officeooo:paragraph-rsid="00200189"/>
    </style:style>
    <style:style style:name="P28" style:family="paragraph" style:parent-style-name="Table_20_Contents">
      <style:paragraph-properties fo:text-align="center" style:justify-single-word="false"/>
      <style:text-properties officeooo:rsid="001feaee" officeooo:paragraph-rsid="00200189"/>
    </style:style>
    <style:style style:name="P29" style:family="paragraph" style:parent-style-name="Table_20_Contents">
      <style:text-properties officeooo:paragraph-rsid="00200189"/>
    </style:style>
    <style:style style:name="P30"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Times New Roman" fo:font-weight="bold" style:font-weight-asian="bold"/>
    </style:style>
    <style:style style:name="P31" style:family="paragraph" style:parent-style-name="Standard">
      <style:paragraph-properties fo:margin-top="0.423cm" fo:margin-bottom="0cm" loext:contextual-spacing="false" fo:line-height="80%" fo:text-align="center" style:justify-single-word="false" fo:break-before="page"/>
      <style:text-properties style:font-name="Times New Roman" fo:font-size="8.5pt" fo:language="pt" fo:country="PT" fo:font-weight="bold" officeooo:paragraph-rsid="00200189" style:font-size-asian="10.5pt" style:font-weight-asian="bold" style:font-size-complex="10.5pt"/>
    </style:style>
    <style:style style:name="P32" style:family="paragraph" style:parent-style-name="Standard">
      <style:paragraph-properties fo:margin-top="0.423cm" fo:margin-bottom="0cm" loext:contextual-spacing="false" fo:line-height="80%" fo:text-align="justify" style:justify-single-word="false"/>
      <style:text-properties style:font-name="Times New Roman" fo:font-size="8.5pt" fo:language="pt" fo:country="PT" style:font-size-asian="10.5pt" style:font-size-complex="10.5pt"/>
    </style:style>
    <style:style style:name="P33" style:family="paragraph" style:parent-style-name="Standard">
      <style:paragraph-properties fo:margin-top="0.423cm" fo:margin-bottom="0cm" loext:contextual-spacing="false" fo:line-height="80%" fo:text-align="justify" style:justify-single-word="false"/>
      <style:text-properties style:font-name="Times New Roman" fo:font-size="8.5pt" fo:language="pt" fo:country="PT" officeooo:paragraph-rsid="002a213d" style:font-size-asian="10.5pt" style:font-size-complex="10.5pt"/>
    </style:style>
    <style:style style:name="P34" style:family="paragraph" style:parent-style-name="Standard">
      <style:paragraph-properties fo:margin-top="0.423cm" fo:margin-bottom="0cm" loext:contextual-spacing="false" fo:line-height="80%" fo:text-align="center" style:justify-single-word="false"/>
      <style:text-properties style:font-name="Times New Roman" fo:font-size="8.5pt" fo:language="pt" fo:country="PT" style:font-size-asian="10.5pt" style:font-size-complex="10.5pt"/>
    </style:style>
    <style:style style:name="P35" style:family="paragraph" style:parent-style-name="Standard">
      <style:paragraph-properties fo:margin-top="0.423cm" fo:margin-bottom="0cm" loext:contextual-spacing="false" fo:line-height="80%" fo:text-align="center" style:justify-single-word="false"/>
      <style:text-properties style:font-name="Times New Roman" fo:font-size="8.5pt" fo:language="pt" fo:country="PT" officeooo:paragraph-rsid="00200189" style:font-size-asian="10.5pt" style:font-size-complex="10.5pt"/>
    </style:style>
    <style:style style:name="P36" style:family="paragraph" style:parent-style-name="Standard">
      <style:paragraph-properties fo:margin-top="0.423cm" fo:margin-bottom="0cm" loext:contextual-spacing="false" fo:line-height="80%" fo:text-align="justify" style:justify-single-word="false"/>
      <style:text-properties style:font-name="Times New Roman" fo:font-size="8.5pt" fo:language="pt" fo:country="PT" fo:font-weight="bold" style:font-size-asian="10.5pt" style:font-weight-asian="bold" style:font-size-complex="10.5pt"/>
    </style:style>
    <style:style style:name="P37" style:family="paragraph" style:parent-style-name="Standard">
      <style:paragraph-properties fo:margin-top="0.423cm" fo:margin-bottom="0cm" loext:contextual-spacing="false" fo:line-height="80%" fo:text-align="justify" style:justify-single-word="false"/>
      <style:text-properties fo:font-size="8.5pt" style:font-size-asian="10.5pt" style:font-size-complex="10.5pt"/>
    </style:style>
    <style:style style:name="P38" style:family="paragraph" style:parent-style-name="No_20_Spacing">
      <style:paragraph-properties fo:text-align="justify" style:justify-single-word="false"/>
    </style:style>
    <style:style style:name="P39" style:family="paragraph" style:parent-style-name="Standard" style:master-page-name="Standard">
      <style:paragraph-properties fo:text-align="center" style:justify-single-word="false" style:page-number="auto"/>
    </style:style>
    <style:style style:name="T1" style:family="text">
      <style:text-properties officeooo:rsid="002692b3"/>
    </style:style>
    <style:style style:name="T2" style:family="text">
      <style:text-properties fo:font-size="9pt" style:font-size-asian="9pt" style:font-size-complex="9pt" style:font-weight-complex="bold"/>
    </style:style>
    <style:style style:name="T3" style:family="text">
      <style:text-properties fo:font-size="9pt" officeooo:rsid="001c4a0a" style:font-size-asian="9pt" style:font-size-complex="9pt" style:font-weight-complex="bold"/>
    </style:style>
    <style:style style:name="T4" style:family="text">
      <style:text-properties fo:color="#ffffff" style:font-name="Arial" fo:font-size="9pt" fo:font-weight="bold" fo:background-color="#000000" loext:char-shading-value="0" style:font-size-asian="9pt" style:font-weight-asian="bold" style:font-name-complex="Arial1" style:font-weight-complex="bold"/>
    </style:style>
    <style:style style:name="T5" style:family="text">
      <style:text-properties fo:color="#ffffff" style:font-name="Arial" fo:font-size="9pt" fo:font-weight="bold" style:font-size-asian="9pt" style:font-weight-asian="bold" style:font-name-complex="Arial1"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Baskerville Old Face" fo:font-size="10pt" style:font-size-asian="10pt" style:font-name-complex="Baskerville Old Face" style:font-size-complex="10pt"/>
    </style:style>
    <style:style style:name="T9" style:family="text">
      <style:text-properties officeooo:rsid="002aaafb"/>
    </style:style>
    <style:style style:name="T10" style:family="text">
      <style:text-properties style:font-name="Times New Roman"/>
    </style:style>
    <style:style style:name="T11" style:family="text">
      <style:text-properties style:font-name="Times New Roman" fo:font-size="11pt" fo:font-weight="bold" style:font-size-asian="11pt" style:language-asian="pt" style:country-asian="BR" style:font-weight-asian="bold" style:font-weight-complex="bold"/>
    </style:style>
    <style:style style:name="T12" style:family="text">
      <style:text-properties style:font-name="Times New Roman" fo:font-size="11pt" fo:font-weight="bold" officeooo:rsid="001c4a0a" style:font-size-asian="11pt" style:language-asian="pt" style:country-asian="BR" style:font-weight-asian="bold" style:font-weight-complex="bold"/>
    </style:style>
    <style:style style:name="T13" style:family="text">
      <style:text-properties style:font-name="Times New Roman" fo:font-size="11pt" fo:font-weight="bold" officeooo:rsid="001c4a0a" style:font-size-asian="11pt" style:language-asian="pt" style:country-asian="BR" style:font-weight-asian="bold" style:font-size-complex="11pt"/>
    </style:style>
    <style:style style:name="T14" style:family="text">
      <style:text-properties style:font-name="Times New Roman" style:language-asian="pt" style:country-asian="BR"/>
    </style:style>
    <style:style style:name="T15" style:family="text">
      <style:text-properties style:font-name="Times New Roman" officeooo:rsid="001c4a0a" style:language-asian="pt" style:country-asian="BR"/>
    </style:style>
    <style:style style:name="T16" style:family="text">
      <style:text-properties style:font-name="Times New Roman" fo:font-weight="bold" style:font-weight-asian="bold"/>
    </style:style>
    <style:style style:name="T17" style:family="text">
      <style:text-properties style:font-name="Times New Roman" fo:font-weight="bold" style:language-asian="pt" style:country-asian="BR" style:font-weight-asian="bold"/>
    </style:style>
    <style:style style:name="T18" style:family="text">
      <style:text-properties style:font-name="Times New Roman" fo:font-weight="bold" officeooo:rsid="001c4a0a" style:language-asian="pt" style:country-asian="BR" style:font-weight-asian="bold"/>
    </style:style>
    <style:style style:name="T19" style:family="text">
      <style:text-properties style:font-name="Times New Roman" fo:font-style="italic" fo:font-weight="bold" officeooo:rsid="001c4a0a" style:language-asian="pt" style:country-asian="BR" style:font-style-asian="italic" style:font-weight-asian="bold"/>
    </style:style>
    <style:style style:name="T20" style:family="text">
      <style:text-properties style:font-name="Times New Roman" fo:font-style="italic" fo:font-weight="bold" style:font-style-asian="italic" style:font-weight-asian="bold"/>
    </style:style>
    <style:style style:name="T21" style:family="text">
      <style:text-properties style:font-name="Times New Roman" officeooo:rsid="001c4a0a"/>
    </style:style>
    <style:style style:name="T22" style:family="text">
      <style:text-properties style:font-name="Times New Roman" officeooo:rsid="001cd612"/>
    </style:style>
    <style:style style:name="T23" style:family="text">
      <style:text-properties style:font-name="Times New Roman" officeooo:rsid="001e8df1"/>
    </style:style>
    <style:style style:name="T24" style:family="text">
      <style:text-properties style:font-name="Times New Roman" fo:language="pt" fo:country="PT"/>
    </style:style>
    <style:style style:name="T25" style:family="text">
      <style:text-properties style:font-name="Times New Roman" fo:language="pt" fo:country="PT" fo:font-weight="bold" style:font-weight-asian="bold"/>
    </style:style>
    <style:style style:name="T26" style:family="text">
      <style:text-properties style:font-name="Times New Roman" officeooo:rsid="002bfcfb"/>
    </style:style>
    <style:style style:name="T27" style:family="text">
      <style:text-properties officeooo:rsid="002b4e60"/>
    </style:style>
    <style:style style:name="fr1" style:family="graphic" style:parent-style-name="Frame">
      <style:graphic-properties style:vertical-pos="from-top" style:vertical-rel="paragraph" style:horizontal-pos="from-left" style:horizontal-rel="paragraph" fo:padding="0.15cm" fo:border="none" draw:textarea-vertical-align="top"/>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1">CONTRATO DE TRABALHO POR TEMPO DETERMINADO/</text:span><text:span text:style-name="T12">[ANO]</text:span><text:span text:style-name="T11"> </text:span></text:p>
      <text:p text:style-name="P30"/>
      <text:p text:style-name="P13"><text:s/>Pelo presente instrumento e na melhor forma de direito, as partes signatárias:</text:p>
      <text:p text:style-name="P13"/>
      <text:p text:style-name="P23"><text:span text:style-name="T16">1. GOVERNO DO ESTADO DO AMAPÁ</text:span><text:span text:style-name="T10">, Pessoa Jurídica de Direito Público Interno, através da </text:span><text:span text:style-name="T16">SECRETARIA DE ESTADO DA EDUCAÇÃO,</text:span><text:span text:style-name="T10"> representado por sua Secretária de Estado da Educação, Sr.ª. </text:span><text:span text:style-name="T16">CONCEIÇÃO CORRÊA MEDEIROS</text:span><text:span text:style-name="T10">, brasileira, viúva, CPF 014.008.192-53 RG217835-AP residente e domiciliada na Rua Paraná, nº 308, Bairro Santa Rita de Macapá/AP, CEP 68901-260 nomeada pelo Decreto nº 0012/2015-GAB/GEA de 02 de janeiro de 2015, com fundamento na lei Nº 1.230 de 29 de maio de 2008, que organiza a Secretaria de Estado da Educação; com base na Lei nº 1.724, de 21 de dezembro de 2012 e Edital nº 001/2015, como </text:span><text:span text:style-name="T16">CONTRATANTE,</text:span><text:span text:style-name="T10"> e de outro lado:</text:span></text:p>
      <text:p text:style-name="P13"/>
      <text:p text:style-name="Standard"><text:span text:style-name="T17">2</text:span><text:span text:style-name="T14">. </text:span><text:span text:style-name="T13">[NOME]</text:span><text:span text:style-name="T17">, <text:s/>RG. </text:span><text:span text:style-name="T18">[RG]</text:span><text:span text:style-name="T17">, <text:s text:c="2"/>CPF </text:span><text:span text:style-name="T18">[CPF]</text:span><text:span text:style-name="T14">, </text:span><text:span text:style-name="T15">[NACIONALIDADE]</text:span><text:span text:style-name="T14">, </text:span><text:span text:style-name="T15">[ESTCIVIL]</text:span><text:span text:style-name="T14">, </text:span><text:span text:style-name="T15">[CARGO]</text:span><text:span text:style-name="T14">, Domiciliado (A) À </text:span><text:span text:style-name="T15">[ENDERECO], [MRESID], CEP [CEP].</text:span></text:p>
      <text:p text:style-name="P13"/>
      <text:p text:style-name="P13">Firmam o presente CONTRATO POR PRAZO DETERMINADO, nos termos da Lei Estadual n° 1.724 de 21 de dezembro de 2012, Portaria n° 035/2013-SEAD/GEA, D.O.E nº 5405, de 08.02.13 e seguintes cláusulas assim pactuadas:</text:p>
      <text:p text:style-name="P10"/>
      <text:p text:style-name="P14">CLÁUSULA PRIMEIRA – Da prestação dos serviços.</text:p>
      <text:p text:style-name="P22"><text:span text:style-name="T14">A prestação dos serviços do (a) </text:span><text:span text:style-name="T17">CONTRATADO(A) </text:span><text:span text:style-name="T14">destina-se a atender a necessidade temporária na função de </text:span><text:span text:style-name="T19">[CARGO]</text:span><text:span text:style-name="T14">, com lotação </text:span><text:span text:style-name="T15">NO(A)</text:span><text:span text:style-name="T17"> </text:span><text:span text:style-name="T18">[DESTINO]</text:span><text:span text:style-name="T14">, em razão do número de servidores efetivos momentaneamente insuficientes para dar continuidade aos serviços públicos.</text:span></text:p>
      <text:p text:style-name="P14"><text:s/></text:p>
      <text:p text:style-name="P14">CLÁUSULA SEGUNDA - Da vigência.</text:p>
      <text:p text:style-name="P22"><text:span text:style-name="T10">O presente contrato vigorará com inicio em </text:span><text:span text:style-name="T21">[DATA]</text:span><text:span text:style-name="T10">, e encerrar-se-á no dia 31 de dezembro de </text:span><text:span text:style-name="T26">[ANO]</text:span><text:span text:style-name="T10">, ou quando houver o término da necessidade transitória que motivou esta contratação, independentemente de notificação</text:span><text:span text:style-name="T14">, podendo ser prorrogada, nos termos do art. 4°, inciso II do art. 11 da Lei n° 1.724/2012. </text:span></text:p>
      <text:p text:style-name="P15"/>
      <text:p text:style-name="P11">CLÁUSULA TERCEIRA – Da dotação orçamentária.</text:p>
      <text:p text:style-name="P12">A despesa deste Contrato ocorrerá à conta da Dotação Orçamentária da Secretaria de Estado da Educação, no exercício de 2016, em consonância com a lei4.320/64 Lei Orçamentária Anual – LOA e o Plano Anual de Trabalho- PAT qual poderá ser <text:s/>Ação: Remuneração e Encargos dos Profissionais do Ensino Médio, código 12.362.0016.2351, Elemento de Despesa: 3190.04-Contratação por tempo determinado, Fonte: 115-(FUNDEB) e 101(RTU), 107(RP) Despacho N° 19/2016/ADINS/SEED.</text:p>
      <text:p text:style-name="P12"/>
      <text:p text:style-name="P15">CLÁUSULA QUARTA – Do pagamento.</text:p>
      <text:p text:style-name="P22"><text:span text:style-name="T10">Por conta dos serviços prestados, o (a) </text:span><text:span text:style-name="T16">CONTRATADO (A) </text:span><text:span text:style-name="T10">receberá a remuneração mensal, Nivel GGS01 de </text:span><text:span text:style-name="T20">R$ 1.685,40 <text:s/>(Um Mil, Seiscentos e Oitenta e Cinco Reais e Quarenta Centavo</text:span><text:span text:style-name="T10">), equivalente a dos servidores efetivos ocupantes dos mesmos cargos com as mesmas funções, excluindo-se dela as vantagens pessoais e tendo como referência o padrão inicial que </text:span><text:soft-page-break/><text:span text:style-name="T10">deverá ser depositado em sua conta bancária na mesma data do pagamento do pessoal efetivo do Estado.</text:span></text:p>
      <text:p text:style-name="P16"/>
      <text:p text:style-name="P15">CLÁUSULA QUINTA – Da vigência do efeito financeiro</text:p>
      <text:p text:style-name="P22"><text:span text:style-name="T10">Com base no art. 18 da Lei Estadual nº 1.724 de 21 de dezembro de 2012 este contrato tem seu efeito financeiro a contar de </text:span><text:span text:style-name="T22">[DATA]</text:span><text:span text:style-name="T10">, ficando atestada pelas partes signatárias a quitação da remuneração efetuada antes da celebração do presente contrato. </text:span></text:p>
      <text:p text:style-name="P15"/>
      <text:p text:style-name="P15">CLÁUSULA SEXTA – Da reserva de vagas para índios e portadores de necessidades especiais.</text:p>
      <text:p text:style-name="P22"><text:span text:style-name="T10">O </text:span><text:span text:style-name="T16">CONTRATANTE </text:span><text:span text:style-name="T10">reservará 5% (cinco) das vagas ofertadas aos índios e às pessoas portadoras de necessidades especiais, em consonância com a legislação pertinente. </text:span></text:p>
      <text:p text:style-name="P15"/>
      <text:p text:style-name="P15">CLÁUSULA SÉTIMA- Da Jornada de Trabalho.</text:p>
      <text:p text:style-name="P38"><text:span text:style-name="T10">O(A) </text:span><text:span text:style-name="T16">CONTRATADO(A) </text:span><text:span text:style-name="T10">cumprirá a carga horária semanal de 40 (quarenta) horas, durante a vigência deste contrato observados os horários de trabalho e normas fixadas pela função exercida no órgão contratante, de acordo com as necessidades do sistema, obedecendo à legislação pertinente quanto ao limite máximo e ao intervalo de descanso entre o primeiro e o segundo horário diário.</text:span></text:p>
      <text:p text:style-name="P15"/>
      <text:p text:style-name="P15">CLÁUSULA OITAVA – Dos descontos efetuados. </text:p>
      <text:p text:style-name="P22"><text:span text:style-name="T10">O </text:span><text:span text:style-name="T16">CONTRATANTE</text:span><text:span text:style-name="T10"> descontará mensalmente da remuneração do(a) </text:span><text:span text:style-name="T16">CONTRATADO(A) </text:span><text:span text:style-name="T10">contribuição previdenciária pelo Regime Geral de Previdência Social - RGPS, o imposto retido na fonte em favor do fisco federal, faltas se houverem e outros reconhecidos pela remunerada sendo proibido desconto de consignação, com aplicação da legislação em vigor.</text:span></text:p>
      <text:p text:style-name="P16"/>
      <text:p text:style-name="P15">CLÁUSULA NONA– Das responsabilidades administrativas.</text:p>
      <text:p text:style-name="P16">Aplica-se a este contrato quanto aos deveres, direitos, vantagens, proibições, rescisões, processo disciplinar, sistema previdenciário e outras relações jurídicas decorrentes do mesmo, e o disposto na legislação aplicável. </text:p>
      <text:p text:style-name="P16"/>
      <text:p text:style-name="P15">CLÁUSULA DÉCIMA – Das vedações aos contratados.</text:p>
      <text:p text:style-name="P16">Em obediência a Lei nº 1.724/2012, art. 11, incisos I e II é vedado aos contratados serem nomeados ou designados, para exercer cargo em comissão ou função de confiança, além de serem novamente contratados, salvo por justificativa estabelecida na motivação da contratação. A inobservância dos dispostos acima citados implicará na rescisão do contrato, sem prejuízo da responsabilização administrativa dos agentes públicos envolvidos.</text:p>
      <text:p text:style-name="P16"/>
      <text:p text:style-name="P15">CLÁUSULA DÉCIMA PRIMEIRA – Da rescisão contratual.</text:p>
      <text:p text:style-name="P22"><text:span text:style-name="T10">Pela discricionariedade do </text:span><text:span text:style-name="T16">CONTRATANTE</text:span><text:span text:style-name="T10">, interesse, necessidade ou conveniência, a Administração Pública poderá, unilateralmente e independente de notificação prévia, a qualquer momento, rescindir o presente instrumento com a devida justificação e havendo manifestação de extinção contratual por vontade do(a) </text:span><text:span text:style-name="T16">CONTRATADO(A)</text:span><text:span text:style-name="T10"> o pedido deverá ser por escrito com apresentação do motivo, com antecedência mínima de 30 (trinta) dias, a ser protocolado no Setor de Pessoal do órgão de lotação.</text:span></text:p>
      <text:p text:style-name="P16"><text:soft-page-break/></text:p>
      <text:p text:style-name="P15">CLÁUSULA DÉCIMA SEGUNDA – Nas infrações administrativas.</text:p>
      <text:p text:style-name="P22"><text:span text:style-name="T10">No caso de infração administrativa pelo exercício irregular de atribuições, pertinentes aos deveres e proibições definidos em legislação de pessoal e, de inadimplência das cláusulas deste Contrato, devidamente apuradas em procedimento sumário, com garantia da ampla defesa e do contraditório, havendo fundamento o </text:span><text:span text:style-name="T16">CONTRATANTE</text:span><text:span text:style-name="T10"> poderá unilateralmente rescindir o presente Contrato e realizar os descontos cabíveis. </text:span></text:p>
      <text:p text:style-name="P16"/>
      <text:p text:style-name="P15">CLÁUSULA DÉCIMA TERCEIRA – Da declaração do desvinculo.</text:p>
      <text:p text:style-name="P16">A CONTRATADA ratifica sua declaração sob as penas da Lei, que não possui nenhum vínculo com a Administração Pública direta ou indireta na condição de ativo ou inativo nas esferas Federal, Estadual ou Municipal.</text:p>
      <text:p text:style-name="P16"/>
      <text:p text:style-name="P15">CLÁUSULA DÉCIMA QUARTA – Dos casos omissos.</text:p>
      <text:p text:style-name="P16">Os casos omissos serão dirimidos de acordo com a legislação aplicável e por ato formal da Secretaria de Estado de Administração. </text:p>
      <text:p text:style-name="P16"/>
      <text:p text:style-name="P15">CLÁUSULA DÉCIMA QUINTA – Do foro.</text:p>
      <text:p text:style-name="P22"><text:span text:style-name="T10">O Foro deste contrato é o da comarca de Macapá, Estado do Amapá, para dirimir quaisquer controvérsias oriundas do presente instrumento, com expressa exclusão de qualquer outro, por mais privilegiado que seja. E por estarem assim, justos e contratados, as partes assinam este instrumento em 03 (três) vias de igual teor e forma</text:span><text:span text:style-name="T14"> na presença de 02 (duas) testemunhas, para as finalidades de direito.</text:span></text:p>
      <text:p text:style-name="P17"/>
      <text:p text:style-name="P9"><text:span text:style-name="T10">Macapá-AP, </text:span><text:span text:style-name="T23">[DATA]</text:span></text:p>
      <text:p text:style-name="P18"/>
      <text:p text:style-name="P20"/>
      <text:p text:style-name="P21"/>
      <table:table table:name="Table1" table:style-name="Table1">
        <table:table-column table:style-name="Table1.A"/>
        <table:table-column table:style-name="Table1.B"/>
        <table:table-row>
          <table:table-cell table:style-name="Table1.A1" office:value-type="string">
            <text:p text:style-name="P29">_______________________</text:p>
          </table:table-cell>
          <table:table-cell table:style-name="Table1.A1" office:value-type="string">
            <text:p text:style-name="P29">_______________________</text:p>
          </table:table-cell>
        </table:table-row>
        <table:table-row>
          <table:table-cell table:style-name="Table1.A1" office:value-type="string">
            <text:p text:style-name="P28">CONTRATANTE</text:p>
          </table:table-cell>
          <table:table-cell table:style-name="Table1.A1" office:value-type="string">
            <text:p text:style-name="P27">[NOME]</text:p>
          </table:table-cell>
        </table:table-row>
      </table:table>
      <text:p text:style-name="P21"/>
      <text:p text:style-name="P20"/>
      <text:p text:style-name="P19"/>
      <table:table table:name="Tabela2" table:style-name="Tabela2">
        <table:table-column table:style-name="Tabela2.A"/>
        <table:table-column table:style-name="Tabela2.B"/>
        <table:table-row>
          <table:table-cell table:style-name="Tabela2.A1" office:value-type="string">
            <text:p text:style-name="P26">_______________________</text:p>
            <text:p text:style-name="P26">NOME</text:p>
          </table:table-cell>
          <table:table-cell table:style-name="Tabela2.A1" office:value-type="string">
            <text:p text:style-name="P26">_______________________</text:p>
            <text:p text:style-name="P26">NOME</text:p>
          </table:table-cell>
        </table:table-row>
        <table:table-row>
          <table:table-cell table:style-name="Tabela2.A1" office:value-type="string">
            <text:p text:style-name="P26">____.____.____-___</text:p>
            <text:p text:style-name="P26">CPF</text:p>
          </table:table-cell>
          <table:table-cell table:style-name="Tabela2.A1" office:value-type="string">
            <text:p text:style-name="P26">____.____.____-___</text:p>
            <text:p text:style-name="P26">CPF</text:p>
          </table:table-cell>
        </table:table-row>
        <table:table-row>
          <table:table-cell table:style-name="Tabela2.A1" office:value-type="string">
            <text:p text:style-name="P26">TESTEMUNHA 1</text:p>
          </table:table-cell>
          <table:table-cell table:style-name="Tabela2.A1" office:value-type="string">
            <text:p text:style-name="P26">TESTEMUNHA 1</text:p>
          </table:table-cell>
        </table:table-row>
      </table:table>
      <text:p text:style-name="P31">DECLARAÇÃO</text:p>
      <text:p text:style-name="P37"><text:span text:style-name="T25">Declaro</text:span><text:span text:style-name="T24"> ao Governo do Estado do Amapá, de acordo com o § 1° do Art. 09 da Lei Estadual nº. 1.724 de 21 de dezembro de 2012, que dispõe sobre a contratação por tempo determinado, que:</text:span></text:p>
      <text:p text:style-name="P37"><text:span text:style-name="T25">I </text:span><text:span text:style-name="T24">– A minha fonte de rendimento, a qualquer título, provirá apenas do cargo/função a ser por mim exercida no Governo do Estado do Amapá, através do Contrato Temporário.</text:span></text:p>
      <text:p text:style-name="P37"><text:span text:style-name="T24">( <text:s text:c="3"/>) </text:span><text:span text:style-name="T25">SIM</text:span><text:span text:style-name="T24"><text:tab/><text:tab/><text:tab/><text:tab/>( <text:s text:c="3"/>) </text:span><text:span text:style-name="T25">NÃO</text:span><text:span text:style-name="T24"> (nesse caso, preencher item II)</text:span></text:p>
      <text:p text:style-name="P37"><text:span text:style-name="T25">II</text:span><text:span text:style-name="T24"> – Possuo outra (s) fonte (s) de rendimento (s), conforme discriminado abaixo:</text:span></text:p>
      <text:p text:style-name="P32">( <text:s text:c="3"/>) Provento de Inatividade.</text:p>
      <text:p text:style-name="P33">Modalidade da aposentadoria:___________________________________<text:span text:style-name="T6">DECLARAÇÃO</text:span></text:p>
      <text:p text:style-name="P37"><text:span text:style-name="T25">Declaro</text:span><text:span text:style-name="T24"> ao Governo do Estado do Amapá, de acordo com o § 1° do Art. 09 da Lei Estadual nº. 1.724 de 21 de dezembro de 2012, que dispõe sobre a contratação por tempo determinado, que:</text:span></text:p>
      <text:p text:style-name="P37"><text:span text:style-name="T25">I </text:span><text:span text:style-name="T24">– A minha fonte de rendimento, a qualquer título, provirá apenas do cargo/função a ser por mim exercida no Governo do Estado do Amapá, através do Contrato Temporário.</text:span></text:p>
      <text:p text:style-name="P37"><text:span text:style-name="T24">( <text:s text:c="3"/>) </text:span><text:span text:style-name="T25">SIM</text:span><text:span text:style-name="T24"><text:tab/><text:tab/><text:tab/><text:tab/>( <text:s text:c="3"/>) </text:span><text:span text:style-name="T25">NÃO</text:span><text:span text:style-name="T24"> (nesse caso, preencher item II)</text:span></text:p>
      <text:p text:style-name="P33"><text:span text:style-name="T6">II</text:span> – Possuo outra (s) fonte (s) de rendimento (s), conforme discri_____</text:p>
      <text:p text:style-name="P32">Órgão pagador: ___________________________________________________</text:p>
      <text:p text:style-name="P32">( <text:s text:c="3"/>) Cargo, emprego ou funçao na administração pública federal, estadual, municipal, empregado ou servidor de autarquias, empresas públicas ou fundações:</text:p>
      <text:p text:style-name="P32">( <text:s text:c="3"/>) Cargo/Emprego/Função: ________________________________________</text:p>
      <text:p text:style-name="P32">Órgão pagador: ___________________________________________________</text:p>
      <text:p text:style-name="P32">( <text:s text:c="3"/>) Atividade remunerada, com vínculo empregatício, em empresa privada.</text:p>
      <text:p text:style-name="P32">Horário de Trabalho: _______________________________________________</text:p>
      <text:p text:style-name="P32">Empresa: ________________________________________________________</text:p>
      <text:p text:style-name="P32">( <text:s text:c="3"/>) Outras fontes de remuneração sem vínculo empregatício (aluguel de imóvel, pensão alimentícia, representação, trabalho autônomo, outros)</text:p>
      <text:p text:style-name="P33">Especificar: _______________________________________________________</text:p>
      <text:p text:style-name="P33">Declaro ainda que não exerço comércio e nem sou proprietário, acionista, cotista ou comanditário de firma individual ou sociedade civil, que não estou de licença sem vencimento, licença para acompanhar cônjuge ou vacância ou com contrao de trabalho suspenso (súmula 246/TCU) e que não sofri penalidade que impossibilite o exercício de cargo público ou função pública.</text:p>
      <text:p text:style-name="P36">DECLARO, SOB AS PENAS DA LEI, QUE AS INFORMAÇÕES CONSTANTES ACIMA SÃO A EXPRESSÃO DA VERDADE.</text:p>
      <text:p text:style-name="P37"><text:span text:style-name="T25">NOME COMPLETO LEGÍVEL </text:span><text:span text:style-name="T24">________________________________________</text:span></text:p>
      <text:p text:style-name="P34">Macapá/AP _____ de ____________________ de <text:span text:style-name="T27">[ANO]</text:span>.</text:p>
      <text:p text:style-name="P35">___________________________________________</text:p>
      <text:p text:style-name="P35">Assinatura conforme a ident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graphic-properties draw:fill="solid" draw:fill-color="#cccccc"/>
      <style:paragraph-properties fo:text-align="center" style:justify-single-word="false" fo:orphans="2" fo:widows="2" fo:hyphenation-ladder-count="no-limit" fo:background-color="#cccccc" fo:keep-with-next="always">
        <style:background-image/>
      </style:paragraph-properties>
      <style:text-properties style:font-name="Times New Roman" fo:font-family="'Times New Roman'" style:font-family-generic="roman" style:font-pitch="variable" fo:font-size="14pt" style:rfc-language-tag="x-none" fo:font-weight="bold" style:letter-kerning="false" style:font-name-asian="Times New Roman1" style:font-family-asian="'Times New Roman'" style:font-family-generic-asian="system" style:font-pitch-asian="variable" style:font-size-asian="14pt" style:rfc-language-tag-asian="x-none" style:font-weight-asian="bold" fo:hyphenate="true" fo:hyphenation-remain-char-count="2" fo:hyphenation-push-char-count="2"/>
    </style:style>
    <style:style style:name="Header" style:family="paragraph" style:parent-style-name="Standard" style:default-outline-level="" style:class="extra">
      <style:paragraph-properties fo:text-align="justify" style:justify-single-word="false" fo:orphans="2" fo:widows="2" fo:hyphenation-ladder-count="no-limit">
        <style:tab-stops>
          <style:tab-stop style:position="7.5cm" style:type="center"/>
          <style:tab-stop style:position="15cm" style:type="right"/>
        </style:tab-stops>
      </style:paragraph-properties>
      <style:text-properties style:font-name="Calibri" fo:font-family="Calibri" style:font-family-generic="roman" style:font-pitch="variable" fo:font-size="11pt" style:letter-kerning="false" style:font-name-asian="Calibri2" style:font-family-asian="Calibri" style:font-family-generic-asian="system" style:font-pitch-asian="variable" style:font-size-asian="11pt" style:font-name-complex="DejaVu Sans" style:font-family-complex="'DejaVu Sans'" style:font-family-generic-complex="system" style:font-pitch-complex="variable" style:font-size-complex="11pt" fo:hyphenate="true" fo:hyphenation-remain-char-count="2" fo:hyphenation-push-char-count="2"/>
    </style:style>
    <style:style style:name="Footer" style:family="paragraph" style:parent-style-name="Standard" style:default-outline-level="" style:class="extra">
      <style:paragraph-properties fo:text-align="justify" style:justify-single-word="false" fo:orphans="2" fo:widows="2" fo:hyphenation-ladder-count="no-limit">
        <style:tab-stops>
          <style:tab-stop style:position="7.5cm" style:type="center"/>
          <style:tab-stop style:position="15cm" style:type="right"/>
        </style:tab-stops>
      </style:paragraph-properties>
      <style:text-properties style:font-name="Calibri" fo:font-family="Calibri" style:font-family-generic="roman" style:font-pitch="variable" fo:font-size="11pt" style:letter-kerning="false" style:font-name-asian="Calibri2" style:font-family-asian="Calibri" style:font-family-generic-asian="system" style:font-pitch-asian="variable" style:font-size-asian="11pt" style:font-name-complex="DejaVu Sans" style:font-family-complex="'DejaVu Sans'" style:font-family-generic-complex="system" style:font-pitch-complex="variable" style:font-size-complex="11pt" fo:hyphenate="true" fo:hyphenation-remain-char-count="2" fo:hyphenation-push-char-count="2"/>
    </style:style>
    <style:style style:name="Balloon_20_Text" style:display-name="Balloon Text" style:family="paragraph" style:parent-style-name="Standard" style:default-outline-level="">
      <style:paragraph-properties fo:text-align="justify" style:justify-single-word="false" fo:orphans="2" fo:widows="2" fo:hyphenation-ladder-count="no-limit"/>
      <style:text-properties style:font-name="Tahoma" fo:font-family="Tahoma" style:font-family-generic="roman" style:font-pitch="variable" fo:font-size="8pt" style:letter-kerning="false" style:font-name-asian="Calibri2" style:font-family-asian="Calibri" style:font-family-generic-asian="system" style:font-pitch-asian="variable" style:font-size-asian="8pt" style:font-name-complex="Tahoma1" style:font-family-complex="Tahoma" style:font-family-generic-complex="system" style:font-pitch-complex="variable" style:font-size-complex="8pt" fo:hyphenate="true" fo:hyphenation-remain-char-count="2" fo:hyphenation-push-char-count="2"/>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paragraph-properties text:number-lines="false" text:line-number="0"/>
    </style:style>
    <style:style style:name="Sem_20_Espaçamento" style:display-name="Sem Espaçamento" style:family="paragraph">
      <style:paragraph-properties fo:orphans="2" fo:widows="2"/>
      <style:text-properties style:use-window-font-color="true" style:font-name="Calibri1"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2_20_Char" style:display-name="Título 2 Char" style:family="text" style:parent-style-name="Default_20_Paragraph_20_Font">
      <style:text-properties style:font-name="Times New Roman" fo:font-family="'Times New Roman'" style:font-family-generic="roman" style:font-pitch="variable" fo:font-size="14pt" style:rfc-language-tag="x-none" fo:background-color="#cccccc" style:font-name-asian="Times New Roman1" style:font-family-asian="'Times New Roman'" style:font-family-generic-asian="system" style:font-pitch-asian="variable" style:font-size-asian="14pt" style:rfc-language-tag-asian="x-none"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weight="bold" style:font-weight-asian="bold"/>
    </style:style>
    <style:style style:name="Internet_20_link" style:display-name="Internet link" style:family="text">
      <style:text-properties fo:color="#00000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20.108cm" fo:margin-left="-2.392cm" table:align="left" style:writing-mode="lr-tb"/>
    </style:style>
    <style:style style:name="Tabela3.A" style:family="table-column">
      <style:table-column-properties style:column-width="4.001cm"/>
    </style:style>
    <style:style style:name="Tabela3.B" style:family="table-column">
      <style:table-column-properties style:column-width="12.107cm"/>
    </style:style>
    <style:style style:name="Tabela3.A1" style:family="table-cell">
      <style:table-cell-properties fo:padding="0.097cm" fo:border="none"/>
    </style:style>
    <style:style style:name="MP1" style:family="paragraph" style:parent-style-name="Header">
      <style:paragraph-properties fo:text-align="center" style:justify-single-word="false"/>
      <style:text-properties fo:font-size="9pt" officeooo:paragraph-rsid="0026166f" style:font-size-asian="9pt" style:font-size-complex="9pt" style:font-weight-complex="bold"/>
    </style:style>
    <style:style style:name="MP2" style:family="paragraph" style:parent-style-name="Header">
      <style:paragraph-properties fo:text-align="center" style:justify-single-word="false"/>
      <style:text-properties officeooo:paragraph-rsid="0026166f"/>
    </style:style>
    <style:style style:name="MP3" style:family="paragraph" style:parent-style-name="Footer">
      <loext:graphic-properties draw:fill="solid" draw:fill-color="#000000"/>
      <style:paragraph-properties fo:margin-left="0cm" fo:margin-right="0.048cm" fo:text-align="center" style:justify-single-word="false" fo:text-indent="0cm" style:auto-text-indent="false" fo:background-color="#000000">
        <style:background-image/>
      </style:paragraph-properties>
      <style:text-properties officeooo:paragraph-rsid="0026166f"/>
    </style:style>
    <style:style style:name="MP4" style:family="paragraph" style:parent-style-name="Frame_20_contents">
      <style:paragraph-properties fo:text-align="center" style:justify-single-word="false"/>
      <style:text-properties officeooo:paragraph-rsid="0026166f"/>
    </style:style>
    <style:style style:name="MP5" style:family="paragraph" style:parent-style-name="Standard">
      <style:text-properties style:font-name="Cambria" fo:font-weight="bold" style:font-weight-asian="bold" style:font-size-complex="9pt"/>
    </style:style>
    <style:style style:name="MP6" style:family="paragraph" style:parent-style-name="Table_20_Contents">
      <style:paragraph-properties fo:text-align="center" style:justify-single-word="false"/>
      <style:text-properties fo:font-size="8pt" officeooo:rsid="002e2c90" officeooo:paragraph-rsid="002417ae" style:font-size-asian="8pt" style:font-size-complex="8pt"/>
    </style:style>
    <style:style style:name="MP7" style:family="paragraph" style:parent-style-name="Standard">
      <style:paragraph-properties fo:text-align="center" style:justify-single-word="false"/>
      <style:text-properties style:font-name="Book Antiqua" fo:font-size="10pt" officeooo:paragraph-rsid="002417ae" style:font-size-asian="10pt" style:font-name-complex="Calibri1" style:font-size-complex="10pt"/>
    </style:style>
    <style:style style:name="MP8" style:family="paragraph" style:parent-style-name="Standard">
      <style:paragraph-properties fo:text-align="center" style:justify-single-word="false"/>
      <style:text-properties style:font-name="Baskerville Old Face" fo:font-size="10pt" officeooo:paragraph-rsid="002417ae" style:font-size-asian="10pt" style:font-name-complex="Baskerville Old Face" style:font-size-complex="10pt"/>
    </style:style>
    <style:style style:name="MP9" style:family="paragraph" style:parent-style-name="Standard">
      <style:paragraph-properties fo:text-align="center" style:justify-single-word="false"/>
      <style:text-properties officeooo:paragraph-rsid="002417ae"/>
    </style:style>
    <style:style style:name="MP10" style:family="paragraph" style:parent-style-name="Table_20_Contents">
      <style:paragraph-properties fo:text-align="center" style:justify-single-word="false"/>
      <style:text-properties officeooo:paragraph-rsid="002417ae"/>
    </style:style>
    <style:style style:name="MP11" style:family="paragraph" style:parent-style-name="Standard">
      <style:paragraph-properties fo:text-align="end" style:justify-single-word="false"/>
    </style:style>
    <style:style style:name="MT1" style:family="text">
      <style:text-properties officeooo:rsid="002692b3"/>
    </style:style>
    <style:style style:name="MT2" style:family="text">
      <style:text-properties fo:font-size="9pt" style:font-size-asian="9pt" style:font-size-complex="9pt" style:font-weight-complex="bold"/>
    </style:style>
    <style:style style:name="MT3" style:family="text">
      <style:text-properties fo:font-size="9pt" officeooo:rsid="001c4a0a" style:font-size-asian="9pt" style:font-size-complex="9pt" style:font-weight-complex="bold"/>
    </style:style>
    <style:style style:name="MT4" style:family="text">
      <style:text-properties fo:color="#ffffff" style:font-name="Arial" fo:font-size="9pt" fo:font-weight="bold" fo:background-color="#000000" loext:char-shading-value="0" style:font-size-asian="9pt" style:font-weight-asian="bold" style:font-name-complex="Arial1" style:font-weight-complex="bold"/>
    </style:style>
    <style:style style:name="MT5" style:family="text">
      <style:text-properties fo:color="#ffffff" style:font-name="Arial" fo:font-size="9pt" fo:font-weight="bold" style:font-size-asian="9pt" style:font-weight-asian="bold" style:font-name-complex="Arial1" style:font-weight-complex="bold"/>
    </style:style>
    <style:style style:name="MT6" style:family="text">
      <style:text-properties fo:font-weight="bold" style:font-weight-asian="bold" style:font-weight-complex="bold"/>
    </style:style>
    <style:style style:name="MT7" style:family="text">
      <style:text-properties style:font-name="Baskerville Old Face" fo:font-size="10pt" style:font-size-asian="10pt" style:font-name-complex="Baskerville Old Face" style:font-size-complex="10pt"/>
    </style:style>
    <style:style style:name="MT8" style:family="text">
      <style:text-properties officeooo:rsid="002aaafb"/>
    </style:style>
    <style:style style:name="Mfr1" style:family="graphic" style:parent-style-name="Frame">
      <style:graphic-properties style:vertical-pos="from-top" style:vertical-rel="paragraph" style:horizontal-pos="from-left" style:horizontal-rel="paragraph" fo:padding="0.15cm" fo:border="none" draw:textarea-vertical-align="top"/>
    </style:style>
    <style:style style:name="Mfr2" style:family="graphic" style:parent-style-name="Graphics">
      <style:graphic-properties fo:margin-left="0cm" fo:margin-right="0cm" fo:margin-top="0cm" fo:margin-bottom="0cm"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2cm" fo:margin-bottom="0.43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998cm" fo:margin-left="0cm" fo:margin-right="0cm" fo:margin-bottom="1.898cm" style:dynamic-spacing="tru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Standard"><draw:frame draw:style-name="Mfr1" draw:name="Frame1" text:anchor-type="paragraph" svg:x="10.229cm" svg:y="1.087cm" svg:width="6.511cm" svg:height="1.854cm" draw:z-index="3"><draw:text-box><text:p text:style-name="MP1">CONTRATO/<text:span text:style-name="MT1">[ANO]</text:span> entre</text:p><text:p text:style-name="MP2"><text:span text:style-name="MT2">SEED/AP <text:s/>E </text:span><text:span text:style-name="MT3">[NOME]</text:span></text:p><text:p text:style-name="MP3"><text:span text:style-name="MT4">GRUPO GESTÃO – NÍVE</text:span><text:span text:style-name="MT5">L MEDIO</text:span></text:p><text:p text:style-name="MP4"/></draw:text-box></draw:frame><draw:frame draw:style-name="Mfr2" draw:name="Image2" text:anchor-type="as-char" svg:width="7.144cm" svg:height="2.646cm" draw:z-index="7"><draw:image xlink:href="Pictures/200000090000382500001632A3F9648F.wmf" xlink:type="simple" xlink:show="embed" xlink:actuate="onLoad"/></draw:frame> </text:p>
        <text:p text:style-name="MP5">GOVERNO DO ESTADO DO AMAPÁ</text:p>
        <text:p text:style-name="MP5">SECRETARIA DE ESTADO DA EDUCAÇÃO</text:p>
        <text:p text:style-name="MP5"/>
      </style:header>
      <style:footer>
        <table:table table:name="Tabela3" table:style-name="Tabela3">
          <table:table-column table:style-name="Tabela3.A"/>
          <table:table-column table:style-name="Tabela3.B"/>
          <table:table-column table:style-name="Tabela3.A"/>
          <table:table-row>
            <table:table-cell table:style-name="Tabela3.A1" office:value-type="string">
              <text:p text:style-name="MP6">EMITIDO POR <text:span text:style-name="MT6">[USER]</text:span></text:p>
            </table:table-cell>
            <table:table-cell table:style-name="Tabela3.A1" office:value-type="string">
              <text:p text:style-name="MP7">Av. FAB, 096 – Centro – Macapá-AP – CEP. 68900-073</text:p>
              <text:p text:style-name="MP8">Telefones: (96) 3131-2206 / 3131-2207 Fax: 3131-2235</text:p>
              <text:p text:style-name="MP9"><text:span text:style-name="MT7">E-mail: </text:span><text:a xlink:type="simple" xlink:href="mailto:seed@seed.ap.gov.br" text:style-name="Internet_20_link" text:visited-style-name="Visited_20_Internet_20_Link"><text:span text:style-name="MT7">seed@seed.ap.gov.br</text:span></text:a></text:p>
            </table:table-cell>
            <table:table-cell table:style-name="Tabela3.A1" office:value-type="string">
              <text:p text:style-name="MP10"><text:span text:style-name="MT8">Página </text:span><text:page-number text:select-page="current">3</text:page-number> <text:span text:style-name="MT8">de </text:span><text:span text:style-name="MT8"><text:page-count>4</text:page-count></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ana</meta:initial-creator>
    <dc:creator>Gustavo </dc:creator>
    <meta:editing-cycles>46</meta:editing-cycles>
    <meta:print-date>2015-08-12T21:13:00</meta:print-date>
    <meta:creation-date>2015-06-18T18:20:00</meta:creation-date>
    <dc:date>2016-05-11T12:38:15.223083226</dc:date>
    <meta:editing-duration>PT47M56S</meta:editing-duration>
    <meta:generator>LibreOffice/4.4.2.2$Linux_X86_64 LibreOffice_project/40m0$Build-2</meta:generator>
    <meta:document-statistic meta:table-count="3" meta:image-count="1" meta:object-count="0" meta:page-count="4" meta:paragraph-count="88" meta:word-count="1382" meta:character-count="9671" meta:non-whitespace-character-count="8304"/>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